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B40000002151956BB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listbox" style:family="table">
      <style:table-properties style:width="16.999cm" table:align="margins"/>
    </style:style>
    <style:style style:name="listbox.A" style:family="table-column">
      <style:table-column-properties style:column-width="4.249cm" style:rel-column-width="16383*"/>
    </style:style>
    <style:style style:name="listbox.D" style:family="table-column">
      <style:table-column-properties style:column-width="4.251cm" style:rel-column-width="16386*"/>
    </style:style>
    <style:style style:name="listbox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istbox.B1" style:family="table-cell">
      <style:table-cell-properties fo:background-color="#ff00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.D1" style:family="table-cell">
      <style:table-cell-properties fo:background-color="#0047ff" fo:padding="0.097cm" fo:border="0.002cm solid #000000">
        <style:background-image/>
      </style:table-cell-properties>
    </style:style>
    <style:style style:name="listbox.A2" style:family="table-cell">
      <style:table-cell-properties fo:padding="0.097cm" fo:border-left="0.002cm solid #000000" fo:border-right="none" fo:border-top="none" fo:border-bottom="0.002cm solid #000000"/>
    </style:style>
    <style:style style:name="listbox.C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stbox.D2" style:family="table-cell" style:data-style-name="N51">
      <style:table-cell-properties fo:padding="0.097cm" fo:border-left="0.002cm solid #000000" fo:border-right="0.002cm solid #000000" fo:border-top="none" fo:border-bottom="0.002cm solid #000000"/>
    </style:style>
    <style:style style:name="listbox.A3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listbox.D3" style:family="table-cell" style:data-style-name="N108">
      <style:table-cell-properties fo:padding="0.097cm" fo:border-left="0.002cm solid #000000" fo:border-right="0.002cm solid #000000" fo:border-top="none" fo:border-bottom="0.002cm solid #000000"/>
    </style:style>
    <style:style style:name="listbox2" style:family="table">
      <style:table-properties style:width="16.999cm" table:align="margins"/>
    </style:style>
    <style:style style:name="listbox2.A" style:family="table-column">
      <style:table-column-properties style:column-width="5.666cm" style:rel-column-width="21845*"/>
    </style:style>
    <style:style style:name="listbox2.1" style:family="table-row">
      <style:table-row-properties style:min-row-height="0.621cm"/>
    </style:style>
    <style:style style:name="listbox2.A1" style:family="table-cell">
      <style:table-cell-properties fo:background-color="#00ae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listbox2.C1" style:family="table-cell">
      <style:table-cell-properties fo:background-color="#ff0000" fo:padding="0.097cm" fo:border="0.002cm solid #000000">
        <style:background-image/>
      </style:table-cell-properties>
    </style:style>
    <style:style style:name="listbox2.A2" style:family="table-cell">
      <style:table-cell-properties fo:padding="0.097cm" fo:border-left="0.002cm solid #000000" fo:border-right="none" fo:border-top="none" fo:border-bottom="0.002cm solid #000000"/>
    </style:style>
    <style:style style:name="listbox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listbox3" style:family="table">
      <style:table-properties style:width="16.999cm" table:align="margins"/>
    </style:style>
    <style:style style:name="listbox3.A" style:family="table-column">
      <style:table-column-properties style:column-width="5.666cm" style:rel-column-width="21845*"/>
    </style:style>
    <style:style style:name="listbox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listbox3.B1" style:family="table-cell" style:data-style-name="N0">
      <style:table-cell-properties fo:background-color="#0047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3.C1" style:family="table-cell" style:data-style-name="N0">
      <style:table-cell-properties fo:padding="0.097cm" fo:border="0.002cm solid #000000"/>
    </style:style>
    <style:style style:name="listbox3.A2" style:family="table-cell">
      <style:table-cell-properties fo:padding="0.097cm" fo:border-left="0.002cm solid #000000" fo:border-right="none" fo:border-top="none" fo:border-bottom="0.002cm solid #000000"/>
    </style:style>
    <style:style style:name="listbox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listbox4" style:family="table">
      <style:table-properties style:width="16.999cm" table:align="margins"/>
    </style:style>
    <style:style style:name="listbox4.A" style:family="table-column">
      <style:table-column-properties style:column-width="5.666cm" style:rel-column-width="21845*"/>
    </style:style>
    <style:style style:name="listbox4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box4.C1" style:family="table-cell">
      <style:table-cell-properties fo:padding="0.097cm" fo:border="0.002cm solid #000000"/>
    </style:style>
    <style:style style:name="listbox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listbox4.C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listbox4.3" style:family="table-row">
      <style:table-row-properties style:min-row-height="0.628cm"/>
    </style:style>
    <style:style style:name="listbox4.A3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listbox4.B3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listbox4.A4" style:family="table-cell">
      <style:table-cell-properties fo:background-color="#0000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listbox4.A5" style:family="table-cell">
      <style:table-cell-properties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listbox4.C5" style:family="table-cell">
      <style:table-cell-properties fo:background-color="#008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listbox4.A6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listbox4.C6" style:family="table-cell">
      <style:table-cell-properties fo:background-color="#ff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listbox4.A7" style:family="table-cell">
      <style:table-cell-properties fo:padding="0.097cm" fo:border-left="0.002cm solid #000000" fo:border-right="none" fo:border-top="none" fo:border-bottom="0.002cm solid #000000"/>
    </style:style>
    <style:style style:name="listbox4.B7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5f_head">
      <style:paragraph-properties fo:background-color="transparent">
        <style:background-image/>
      </style:paragraph-properties>
    </style:style>
    <style:style style:name="P2" style:family="paragraph" style:parent-style-name="Standard" style:master-page-name="">
      <style:paragraph-properties style:page-number="auto" fo:break-after="page"/>
    </style:style>
    <style:style style:name="P3" style:family="paragraph" style:parent-style-name="table_5f_head">
      <style:paragraph-properties fo:background-color="transparent">
        <style:background-image/>
      </style:paragraph-properties>
    </style:style>
    <style:style style:name="fr1" style:family="graphic" style:parent-style-name="frame-top">
      <style:graphic-properties style:vertical-pos="top" style:vertical-rel="paragraph-content" style:horizontal-pos="center" style:horizontal-rel="paragraph-content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108">
      <number:year number:style="long"/>
      <number:text>年</number:text>
      <number:month/>
      <number:text>月</number:text>
      <number:day/>
      <number:text>日</number:text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-title"><text:reference-mark text:name="my_title"/>This is the title</text:p>
      <text:p text:style-name="Standard"/>
      <text:p text:style-name="Standard">This is a paragraph, today is <text:reference-mark-start text:name="week"/>Monday<text:reference-mark-end text:name="week"/>, <text:s/>it is <text:reference-mark-start text:name="weather"/>fine<text:reference-mark-end text:name="weather"/> today.</text:p>
      <text:p text:style-name="Standard"/>
      <text:p text:style-name="Standard">This is a paragraph with point reference: <text:reference-mark text:name="number"/></text:p>
      <text:p text:style-name="Standard"/>
      <text:p text:style-name="Standard"><draw:frame draw:style-name="fr1" draw:name="my_formbox" text:anchor-type="paragraph" svg:width="5.734cm" draw:z-index="0"><draw:text-box fo:min-height="1.78cm"><text:p text:style-name="Frame_20_contents">This is a paragraph in a frame.</text:p></draw:text-box></draw:frame></text:p>
      <text:p text:style-name="Standard"/>
      <text:p text:style-name="Standard"/>
      <text:p text:style-name="Standard"/>
      <text:p text:style-name="Standard"/>
      <text:p text:style-name="Standard">listbox</text:p>
      <table:table table:name="listbox" table:style-name="listbox">
        <table:table-column table:style-name="listbox.A" table:number-columns-repeated="3"/>
        <table:table-column table:style-name="listbox.D"/>
        <table:table-header-rows>
          <table:table-row>
            <table:table-cell table:style-name="listbox.A1" office:value-type="string">
              <text:p text:style-name="table_5f_head">ID</text:p>
            </table:table-cell>
            <table:table-cell table:style-name="listbox.B1" office:value-type="string">
              <text:p text:style-name="table_5f_head">Title</text:p>
            </table:table-cell>
            <table:table-cell table:style-name="listbox.A1" office:value-type="string">
              <text:p text:style-name="P1">Quantity</text:p>
            </table:table-cell>
            <table:table-cell table:style-name="listbox.D1" office:value-type="string">
              <text:p text:style-name="table_5f_head">Date</text:p>
            </table:table-cell>
          </table:table-row>
        </table:table-header-rows>
        <table:table-row>
          <table:table-cell table:style-name="listbox.A2" office:value-type="string">
            <text:p text:style-name="Table_20_Contents"/>
          </table:table-cell>
          <table:table-cell table:style-name="listbox.A2" office:value-type="string">
            <text:p text:style-name="Table_20_Contents"/>
          </table:table-cell>
          <table:table-cell table:style-name="listbox.C2" office:value-type="string">
            <text:p text:style-name="Table_20_Contents"/>
          </table:table-cell>
          <table:table-cell table:style-name="listbox.D2" office:value-type="date" office:date-value="2001-01-01">
            <text:p text:style-name="Table_20_Contents">2001/1/1 0:00</text:p>
          </table:table-cell>
        </table:table-row>
        <table:table-row>
          <table:table-cell table:style-name="listbox.A3" table:number-columns-spanned="2" office:value-type="string">
            <text:p text:style-name="table_5f_head">Total</text:p>
          </table:table-cell>
          <table:covered-table-cell/>
          <table:table-cell table:style-name="listbox.A2" office:value-type="string">
            <text:p text:style-name="Table_20_Contents"/>
          </table:table-cell>
          <table:table-cell table:style-name="listbox.D3">
            <text:p text:style-name="Table_20_Contents"/>
          </table:table-cell>
        </table:table-row>
      </table:table>
      <text:p text:style-name="Standard"/>
      <text:p text:style-name="Standard">listbox2</text:p>
      <table:table table:name="listbox2" table:style-name="listbox2">
        <table:table-column table:style-name="listbox2.A" table:number-columns-repeated="3"/>
        <table:table-header-rows>
          <table:table-row table:style-name="listbox2.1">
            <table:table-cell table:style-name="listbox2.A1" office:value-type="string">
              <text:p text:style-name="Table_20_Heading">A</text:p>
            </table:table-cell>
            <table:table-cell table:style-name="listbox2.B1" office:value-type="string">
              <text:p text:style-name="Table_20_Heading">B</text:p>
            </table:table-cell>
            <table:table-cell table:style-name="listbox2.C1" office:value-type="string">
              <text:p text:style-name="Table_20_Heading">C</text:p>
            </table:table-cell>
          </table:table-row>
        </table:table-header-rows>
        <table:table-row>
          <table:table-cell table:style-name="listbox2.A2" office:value-type="string">
            <text:p text:style-name="Table_20_Contents"/>
          </table:table-cell>
          <table:table-cell table:style-name="listbox2.A2" office:value-type="string">
            <text:p text:style-name="Table_20_Contents"/>
          </table:table-cell>
          <table:table-cell table:style-name="listbox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listbox3: <text:s/>This table does not set Table flow “Repeat heading”</text:p>
      <table:table table:name="listbox3" table:style-name="listbox3">
        <table:table-column table:style-name="listbox3.A" table:number-columns-repeated="3"/>
        <table:table-row>
          <table:table-cell table:style-name="listbox3.A1" office:value-type="float" office:value="1">
            <text:p text:style-name="table_5f_head">1</text:p>
          </table:table-cell>
          <table:table-cell table:style-name="listbox3.B1" office:value-type="float" office:value="2">
            <text:p text:style-name="table_5f_head">2</text:p>
          </table:table-cell>
          <table:table-cell table:style-name="listbox3.C1" office:value-type="float" office:value="3">
            <text:p text:style-name="table_5f_head">3</text:p>
          </table:table-cell>
        </table:table-row>
        <table:table-row>
          <table:table-cell table:style-name="listbox3.A2" office:value-type="string">
            <text:p text:style-name="Table_20_Contents"/>
          </table:table-cell>
          <table:table-cell table:style-name="listbox3.A2" office:value-type="string">
            <text:p text:style-name="Table_20_Contents"/>
          </table:table-cell>
          <table:table-cell table:style-name="listbox3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>listbox4: <text:s/>The rows have a style name reference to set the row style explicitly. </text:p>
      <table:table table:name="listbox4" table:style-name="listbox4">
        <table:table-column table:style-name="listbox4.A" table:number-columns-repeated="3"/>
        <table:table-header-rows>
          <table:table-row>
            <table:table-cell table:style-name="listbox4.A1" office:value-type="string">
              <text:p text:style-name="table_5f_head">Column1</text:p>
            </table:table-cell>
            <table:table-cell table:style-name="listbox4.A1" office:value-type="string">
              <text:p text:style-name="P1">Column2</text:p>
            </table:table-cell>
            <table:table-cell table:style-name="listbox4.C1" office:value-type="string">
              <text:p text:style-name="table_5f_head">Column3</text:p>
            </table:table-cell>
          </table:table-row>
        </table:table-header-rows>
        <table:table-row>
          <table:table-cell table:style-name="listbox4.A2" table:number-columns-spanned="2" office:value-type="string">
            <text:p text:style-name="Table_20_Contents"><text:reference-mark-start text:name="line1"/>aaaa<text:reference-mark-end text:name="line1"/></text:p>
          </table:table-cell>
          <table:covered-table-cell/>
          <table:table-cell table:style-name="listbox4.C2" office:value-type="string">
            <text:p text:style-name="Table_20_Contents"/>
          </table:table-cell>
        </table:table-row>
        <table:table-row table:style-name="listbox4.3">
          <table:table-cell table:style-name="listbox4.A3" office:value-type="string">
            <text:p text:style-name="Table_20_Contents">bbbb</text:p>
          </table:table-cell>
          <table:table-cell table:style-name="listbox4.B3" table:number-columns-spanned="2" office:value-type="string">
            <text:p text:style-name="Table_20_Contents"><text:reference-mark text:name="line2"/></text:p>
          </table:table-cell>
          <table:covered-table-cell/>
        </table:table-row>
        <table:table-row>
          <table:table-cell table:style-name="listbox4.A4" table:number-columns-spanned="3" office:value-type="string">
            <text:p text:style-name="Table_20_Contents"><text:reference-mark-start text:name="line3"/>cccc<text:reference-mark-end text:name="line3"/></text:p>
          </table:table-cell>
          <table:covered-table-cell/>
          <table:covered-table-cell/>
        </table:table-row>
        <table:table-row>
          <table:table-cell table:style-name="listbox4.A5" office:value-type="string">
            <text:p text:style-name="Table_20_Contents">dddd</text:p>
          </table:table-cell>
          <table:table-cell table:style-name="listbox4.A5" office:value-type="string">
            <text:p text:style-name="Table_20_Contents"/>
          </table:table-cell>
          <table:table-cell table:style-name="listbox4.C5" office:value-type="string">
            <text:p text:style-name="Table_20_Contents"><text:reference-mark text:name="line4"/></text:p>
          </table:table-cell>
        </table:table-row>
        <table:table-row>
          <table:table-cell table:style-name="listbox4.A6" table:number-columns-spanned="2" office:value-type="string">
            <text:p text:style-name="Table_20_Contents"><text:reference-mark text:name="line5"/>eeee</text:p>
          </table:table-cell>
          <table:covered-table-cell/>
          <table:table-cell table:style-name="listbox4.C6" office:value-type="string">
            <text:p text:style-name="Table_20_Contents"/>
          </table:table-cell>
        </table:table-row>
        <table:table-row>
          <table:table-cell table:style-name="listbox4.A7" office:value-type="string">
            <text:p text:style-name="Table_20_Contents"><text:reference-mark-start text:name="line6"/>ffff<text:reference-mark-end text:name="line6"/></text:p>
          </table:table-cell>
          <table:table-cell table:style-name="listbox4.B7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><text:s text:c="64"/>my_default_image_absolute_url</text:p>
      <text:p text:style-name="Standard"><text:s text:c="65"/></text:p>
      <text:p text:style-name="Standard"><draw:frame draw:style-name="fr2" draw:name="my_default_image_absolute_url" text:anchor-type="paragraph" svg:width="4.574cm" svg:height="0.838cm" draw:z-index="1"><draw:image xlink:href="Pictures/10000000000000B40000002151956BBD.png" xlink:type="simple" xlink:show="embed" xlink:actuate="onLoad"/></draw:frame></text:p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IPAPGothic1" svg:font-family="IPAPGothic" style:font-adornments="Bold" style:font-family-generic="swiss" style:font-pitch="variable"/>
    <style:font-face style:name="IPAPGothic" svg:font-family="IPAPGothic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fo:language="en" fo:country="GB" style:font-name-asian="IPAPGothic" style:font-size-asian="10.5pt" style:language-asian="zxx" style:country-asian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5f_head" style:display-name="table_head" style:family="paragraph" style:parent-style-name="Table_20_Heading" style:class="text">
      <style:text-properties style:font-name="IPAPGothic" fo:font-size="10pt" fo:language="en" fo:country="GB" fo:font-weight="normal" style:font-name-asian="IPAPGothic1" style:font-size-asian="10pt" style:language-asian="ja" style:country-asian="JP" style:font-weight-asian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-title" style:family="paragraph" style:parent-style-name="Heading">
      <style:paragraph-properties fo:text-align="center" style:justify-single-word="false"/>
      <style:text-properties style:font-name="IPAPGothic" fo:font-size="22pt" style:font-name-asian="IPAPGothic" style:font-size-asian="22pt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table-content-big" style:family="paragraph" style:parent-style-name="Table_20_Contents" style:auto-update="true">
      <style:text-properties fo:font-size="36pt" style:font-size-asian="10.5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rame-top" style:family="graphic" style:parent-style-name="Frame">
      <style:graphic-properties text:anchor-type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30T12:02:17</meta:creation-date>
    <meta:generator>OpenOffice.org/3.0$Linux OpenOffice.org_project/300m9$Build-9358</meta:generator>
    <dc:date>2009-05-07T18:16:47</dc:date>
    <meta:editing-duration>PT171H04M59S</meta:editing-duration>
    <meta:editing-cycles>117</meta:editing-cycles>
    <meta:document-statistic meta:table-count="4" meta:image-count="1" meta:object-count="0" meta:page-count="1" meta:paragraph-count="33" meta:word-count="84" meta:character-count="555"/>
    <meta:user-defined meta:name="Info 1"/>
    <meta:user-defined meta:name="Info 2"/>
    <meta:user-defined meta:name="Info 3"/>
    <meta:user-defined meta:name="Info 4"/>
  </office:meta>
</office:document-meta>
</file>